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F00000018FAB5B45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 fo:hyphenation-ladder-count="no-limit"/>
      <style:text-properties officeooo:rsid="000c7d58" officeooo:paragraph-rsid="001860c5" fo:hyphenate="true" fo:hyphenation-remain-char-count="2" fo:hyphenation-push-char-count="2"/>
    </style:style>
    <style:style style:name="P2" style:family="paragraph" style:parent-style-name="Standard" style:list-style-name="L1">
      <style:paragraph-properties fo:text-align="justify" style:justify-single-word="false" fo:hyphenation-ladder-count="no-limit"/>
      <style:text-properties fo:font-style="normal" officeooo:rsid="000c7d58" officeooo:paragraph-rsid="0022e3d3" style:font-style-asian="normal" style:font-style-complex="normal" fo:hyphenate="true" fo:hyphenation-remain-char-count="2" fo:hyphenation-push-char-count="2"/>
    </style:style>
    <style:style style:name="P3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officeooo:paragraph-rsid="001860c5" fo:hyphenate="true" fo:hyphenation-remain-char-count="2" fo:hyphenation-push-char-count="2"/>
    </style:style>
    <style:style style:name="T1" style:family="text">
      <style:text-properties officeooo:rsid="000c7d58"/>
    </style:style>
    <style:style style:name="T2" style:family="text">
      <style:text-properties fo:font-style="italic"/>
    </style:style>
    <style:style style:name="T3" style:family="text">
      <style:text-properties fo:font-style="italic" officeooo:rsid="001860c5" style:font-style-asian="italic" style:font-style-complex="italic"/>
    </style:style>
    <style:style style:name="T4" style:family="text">
      <style:text-properties fo:font-style="italic" officeooo:rsid="001987dd" style:font-style-asian="italic" style:font-style-complex="italic"/>
    </style:style>
    <style:style style:name="T5" style:family="text">
      <style:text-properties officeooo:rsid="001860c5"/>
    </style:style>
    <style:style style:name="T6" style:family="text">
      <style:text-properties officeooo:rsid="001987dd"/>
    </style:style>
    <style:style style:name="T7" style:family="text">
      <style:text-properties officeooo:rsid="001a1d3a"/>
    </style:style>
    <style:style style:name="T8" style:family="text">
      <style:text-properties officeooo:rsid="001a7131"/>
    </style:style>
    <style:style style:name="T9" style:family="text">
      <style:text-properties officeooo:rsid="001ae2b7"/>
    </style:style>
    <style:style style:name="T10" style:family="text">
      <style:text-properties officeooo:rsid="0020ae16"/>
    </style:style>
    <style:style style:name="T11" style:family="text">
      <style:text-properties officeooo:rsid="00228b94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9">Касперов Андрей</text:span><text:span text:style-name="T1"> (</text:span><text:span text:style-name="T10">7</text:span><text:span text:style-name="T1">.</text:span><text:span text:style-name="T7">0</text:span><text:span text:style-name="T9">2</text:span><text:span text:style-name="T1">.201</text:span><text:span text:style-name="T8">1</text:span><text:span text:style-name="T1">)</text:span></text:h>
      <text:list xml:id="list2018665825" text:style-name="L1">
        <text:list-item>
          <text:p text:style-name="P3"><draw:frame draw:style-name="fr1" draw:name="Графический объект1" text:anchor-type="paragraph" svg:x="5.281cm" svg:y="1.028cm" svg:width="8.44cm" svg:height="0.635cm" draw:z-index="0"><draw:image xlink:href="Pictures/100002010000013F00000018FAB5B45B.png" xlink:type="simple" xlink:show="embed" xlink:actuate="onLoad"/></draw:frame><text:span text:style-name="T5">Создать подпрограмму, вычисляющую сумму и произведение первых </text:span><text:span text:style-name="T3">N</text:span><text:span text:style-name="T5"> элементов последовательности, заданной формулой: <text:tab/></text:span></text:p>
        </text:list-item>
        <text:list-item>
          <text:p text:style-name="P1">Дана целочисленная матрица размера <text:span text:style-name="T2">M</text:span> × <text:span text:style-name="T2">N</text:span>. Найти номер последней из ее строк, содержащих только четные числа. Если таких строк нет, то <text:span text:style-name="T6">результат: –1</text:span>.<text:span text:style-name="T6"> Проверить работу подпрограммы для пяти </text:span><text:span text:style-name="T4">случайных</text:span><text:span text:style-name="T6"> матриц; если строк из чётных чисел в очередной матрице нет, вывести соответствующее сообщение.</text:span></text:p>
        </text:list-item>
        <text:list-item>
          <text:p text:style-name="P1">Определите запись для хранения информации о <text:span text:style-name="T9">сталеваре</text:span>: <text:span text:style-name="T9">фамилия, инициалы (два поля </text:span><text:span text:style-name="Код"><text:span text:style-name="T9">char</text:span></text:span><text:span text:style-name="T9">), количество использованного сталеваром материала (кг), запланированное для использования количество материала (кг)</text:span>. Опишите методы для инициализации полей записи (<text:span text:style-name="Код">Init</text:span>) и для их вывода (<text:span text:style-name="Код">Print</text:span>). </text:p>
        </text:list-item>
        <text:list-item>
          <text:p text:style-name="P1"><text:span text:style-name="T9">В основной программе с</text:span>формируйте массив записей <text:span text:style-name="T9">из четырёх сталеваров</text:span>.</text:p>
        </text:list-item>
        <text:list-item>
          <text:p text:style-name="P2">Создайте подпрограмму, которая по заданному массиву записей сталеваров формирует массив целых чисел с информацией о количестве сэкономленного каждым сталеваром материала: массив содержит разность количества запланированного <text:span text:style-name="T11">для использования </text:span>материала и <text:span text:style-name="T11">количества </text:span>использованного <text:span text:style-name="T11">материала</text:span>, если эта разность положительна, и 0, в противном случае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URW Chancery L" fo:font-size="18pt" fo:font-style="italic" fo:font-weight="normal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Код" style:family="text">
      <style:text-properties style:font-name="DejaVu Sans Mono" fo:font-size="10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8T22:09:54</meta:creation-date>
    <meta:generator>OpenOffice.org/3.2$Linux OpenOffice.org_project/320m19$Build-9505</meta:generator>
    <dc:date>2011-02-06T19:33:27</dc:date>
    <dc:creator>Artem Pelenitsyn</dc:creator>
    <meta:editing-duration>PT01H42M25S</meta:editing-duration>
    <meta:editing-cycles>18</meta:editing-cycles>
    <meta:document-statistic meta:table-count="0" meta:image-count="1" meta:object-count="0" meta:page-count="1" meta:paragraph-count="6" meta:word-count="149" meta:character-count="1144"/>
  </office:meta>
</office:document-meta>
</file>